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2">
      <style:text-properties fo:font-size="16pt" style:font-size-asian="16pt" style:font-size-complex="16pt"/>
    </style:style>
    <style:style style:name="P4" style:family="paragraph" style:parent-style-name="Standard" style:list-style-name="L3">
      <style:text-properties fo:font-size="16pt" style:font-size-asian="16pt" style:font-size-complex="16pt"/>
    </style:style>
    <style:style style:name="P5" style:family="paragraph" style:parent-style-name="Standard" style:list-style-name="L4">
      <style:text-properties fo:font-size="16pt" style:font-size-asian="16pt" style:font-size-complex="16pt"/>
    </style:style>
    <style:style style:name="P6" style:family="paragraph" style:parent-style-name="Standard" style:list-style-name="L5">
      <style:text-properties fo:font-size="16pt" style:font-size-asian="16pt" style:font-size-complex="16pt"/>
    </style:style>
    <style:style style:name="P7" style:family="paragraph" style:parent-style-name="Standard" style:list-style-name="L6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’après un document du 27/05/2011</text:p>
      <text:p text:style-name="P1"/>
      <text:p text:style-name="P1">GV :</text:p>
      <text:list xml:id="list36237659" text:style-name="L1">
        <text:list-item>
          <text:p text:style-name="P2">XVoile propre à garder pour la régate</text:p>
        </text:list-item>
        <text:list-item>
          <text:p text:style-name="P2">XVoile propre, déchirure sur 1m dans le panneau du bas + ralingue</text:p>
        </text:list-item>
        <text:list-item>
          <text:p text:style-name="P2">Galanz très fatiguée, ralingue à reprendre</text:p>
        </text:list-item>
        <text:list-item>
          <text:p text:style-name="P2">fatiguée</text:p>
        </text:list-item>
      </text:list>
      <text:p text:style-name="P1"/>
      <text:p text:style-name="P1">Génois :</text:p>
      <text:list xml:id="list36265876" text:style-name="L2">
        <text:list-item>
          <text:p text:style-name="P3">DeltaVoile à revoir chute + bordure à renforcer à l’insigna,</text:p>
        </text:list-item>
        <text:list-item>
          <text:p text:style-name="P3">Propre petit renfort sur la chute</text:p>
        </text:list-item>
        <text:list-item>
          <text:p text:style-name="P3">Bon pour entraînement, manque une têtière à remettre</text:p>
        </text:list-item>
        <text:list-item>
          <text:p text:style-name="P3">Bon état, juste 1 trou de souris à réparer à l’insigna</text:p>
        </text:list-item>
        <text:list-item>
          <text:p text:style-name="P3">Incidence nickel mettre renfort chandelier</text:p>
        </text:list-item>
        <text:list-item>
          <text:p text:style-name="P3">XVoile propre pour entraînement petite réparation chute</text:p>
        </text:list-item>
        <text:list-item>
          <text:p text:style-name="P3">Propre pour l’entraînement réparation à l’insigna à faire</text:p>
        </text:list-item>
        <text:list-item>
          <text:p text:style-name="P3">DeltaVoile fatigué bon pour entraînement</text:p>
        </text:list-item>
      </text:list>
      <text:p text:style-name="P1"/>
      <text:p text:style-name="P1">Solent</text:p>
      <text:list xml:id="list36277802" text:style-name="L3">
        <text:list-item>
          <text:p text:style-name="P4">Incidence nerf de chute à reprendre + installer lattes</text:p>
        </text:list-item>
        <text:list-item>
          <text:p text:style-name="P4">XVoile bon état</text:p>
        </text:list-item>
        <text:list-item>
          <text:p text:style-name="P4">Mylar très bon état régate un peu plus petit</text:p>
        </text:list-item>
      </text:list>
      <text:p text:style-name="P1"/>
      <text:p text:style-name="P1">ORC</text:p>
      <text:list xml:id="list36276951" text:style-name="L4">
        <text:list-item>
          <text:p text:style-name="P5">un seul</text:p>
        </text:list-item>
      </text:list>
      <text:p text:style-name="P1"/>
      <text:p text:style-name="P1">Tourmentin</text:p>
      <text:list xml:id="list36306279" text:style-name="L5">
        <text:list-item>
          <text:p text:style-name="P6">XVoile</text:p>
        </text:list-item>
      </text:list>
      <text:p text:style-name="P1"/>
      <text:p text:style-name="P1">Spi</text:p>
      <text:list xml:id="list36330089" text:style-name="L6">
        <text:list-item>
          <text:p text:style-name="P7">XVoile léger entraînement</text:p>
        </text:list-item>
        <text:list-item>
          <text:p text:style-name="P7">LTP médium entraînement</text:p>
        </text:list-item>
        <text:list-item>
          <text:p text:style-name="P7">Incidence médium Galanz bon état régate</text:p>
        </text:list-item>
        <text:list-item>
          <text:p text:style-name="P7">XVoile lourd bon état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6:06:00.29</meta:creation-date>
    <meta:generator>LibreOffice/3.5$Windows_x86 LibreOffice_project/7122e39-92ed229-498d286-15e43b4-d70da21</meta:generator>
    <dc:date>2014-10-31T16:18:45.84</dc:date>
    <meta:editing-duration>PT1M50S</meta:editing-duration>
    <meta:editing-cycles>2</meta:editing-cycles>
    <meta:print-date>2014-10-31T16:17:44.80</meta:print-date>
    <meta:document-statistic meta:table-count="0" meta:image-count="0" meta:object-count="0" meta:page-count="1" meta:paragraph-count="28" meta:word-count="147" meta:character-count="862" meta:non-whitespace-character-count="751"/>
  </office:meta>
</office:document-meta>
</file>